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58"/>SNU developer log day 458</text:h>
      <text:p text:style-name="P1">It is supposed to storm today, and I need to make changes to my schedule, so I got to work extra early today, and tried to finish site development by 3:00 pm. I did the same thing that I have been doing lately again today, just massive amounts of commits via documentation.</text:p>
      <text:p text:style-name="P1">There is no need for a bottom description today, not much happened.</text:p>
      <text:p text:style-name="Text_20_body"><text:span text:style-name="T1">Sean Patrick Myrick on May 2nd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2:53:11.888000000</meta:creation-date>
    <dc:date>2020-05-03T12:53:46.789000000</dc:date>
    <meta:editing-duration>PT39S</meta:editing-duration>
    <meta:editing-cycles>1</meta:editing-cycles>
    <meta:document-statistic meta:table-count="0" meta:image-count="0" meta:object-count="0" meta:page-count="1" meta:paragraph-count="4" meta:word-count="76" meta:character-count="400" meta:non-whitespace-character-count="328"/>
    <meta:generator>LibreOffice/6.1.2.1$Windows_X86_64 LibreOffice_project/65905a128db06ba48db947242809d14d3f9a93fe</meta:generator>
  </office:meta>
</office:document-meta>
</file>